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7B00000166082EC20C9E79591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ＭＳ ゴシック" svg:font-family="'ＭＳ ゴシック'" style:font-pitch="variable"/>
    <style:font-face style:name="ＭＳ Ｐゴシック" svg:font-family="'ＭＳ Ｐゴシック'" style:font-family-generic="moder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Arial" svg:font-family="Arial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表1" style:family="table" style:master-page-name="Standard">
      <style:table-properties style:width="26.591cm" fo:margin-left="0.132cm" style:page-number="auto" table:align="left" style:writing-mode="lr-tb"/>
    </style:style>
    <style:style style:name="表1.A" style:family="table-column">
      <style:table-column-properties style:column-width="6.668cm"/>
    </style:style>
    <style:style style:name="表1.B" style:family="table-column">
      <style:table-column-properties style:column-width="2.963cm"/>
    </style:style>
    <style:style style:name="表1.D" style:family="table-column">
      <style:table-column-properties style:column-width="2.593cm"/>
    </style:style>
    <style:style style:name="表1.F" style:family="table-column">
      <style:table-column-properties style:column-width="0.826cm"/>
    </style:style>
    <style:style style:name="表1.G" style:family="table-column">
      <style:table-column-properties style:column-width="1.953cm"/>
    </style:style>
    <style:style style:name="表1.H" style:family="table-column">
      <style:table-column-properties style:column-width="0.935cm"/>
    </style:style>
    <style:style style:name="表1.I" style:family="table-column">
      <style:table-column-properties style:column-width="2.028cm"/>
    </style:style>
    <style:style style:name="表1.J" style:family="table-column">
      <style:table-column-properties style:column-width="0.926cm"/>
    </style:style>
    <style:style style:name="表1.K" style:family="table-column">
      <style:table-column-properties style:column-width="1.773cm"/>
    </style:style>
    <style:style style:name="表1.1" style:family="table-row">
      <style:table-row-properties style:min-row-height="0.9cm" fo:keep-together="auto"/>
    </style:style>
    <style:style style:name="表1.A1" style:family="table-cell">
      <style:table-cell-properties style:vertical-align="middle" fo:background-color="#ffffff" fo:padding-left="0.175cm" fo:padding-right="0.175cm" fo:padding-top="0cm" fo:padding-bottom="0cm" fo:border-left="1.5pt solid #000000" fo:border-right="none" fo:border-top="1.5pt solid #000000" fo:border-bottom="1.5pt solid #000000" style:writing-mode="lr-tb">
        <style:background-image/>
      </style:table-cell-properties>
    </style:style>
    <style:style style:name="表1.B1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1.C1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1.D1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1.E1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1.F1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tb-rl"/>
    </style:style>
    <style:style style:name="表1.G1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1.H1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tb-rl"/>
    </style:style>
    <style:style style:name="表1.I1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0.5pt solid #000000" style:writing-mode="lr-tb"/>
    </style:style>
    <style:style style:name="表1.J1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tb-rl"/>
    </style:style>
    <style:style style:name="表1.K1" style:family="table-cell">
      <style:table-cell-properties style:vertical-align="middle" fo:padding-left="0.175cm" fo:padding-right="0.175cm" fo:padding-top="0cm" fo:padding-bottom="0cm" fo:border="1.5pt solid #000000" style:writing-mode="lr-tb"/>
    </style:style>
    <style:style style:name="表1.2" style:family="table-row">
      <style:table-row-properties style:min-row-height="0.427cm" fo:keep-together="auto"/>
    </style:style>
    <style:style style:name="表1.B2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1.C2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1.D2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1.E2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1.F2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tb-rl"/>
    </style:style>
    <style:style style:name="表1.G2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1.H2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tb-rl"/>
    </style:style>
    <style:style style:name="表1.I2" style:family="table-cell">
      <style:table-cell-properties style:vertical-align="middle" fo:padding-left="0.175cm" fo:padding-right="0.175cm" fo:padding-top="0cm" fo:padding-bottom="0cm" fo:border-left="1.5pt solid #000000" fo:border-right="none" fo:border-top="0.5pt solid #000000" fo:border-bottom="1.5pt solid #000000" style:writing-mode="lr-tb"/>
    </style:style>
    <style:style style:name="表1.J2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tb-rl"/>
    </style:style>
    <style:style style:name="表1.K2" style:family="table-cell">
      <style:table-cell-properties style:vertical-align="middle" fo:padding-left="0.175cm" fo:padding-right="0.175cm" fo:padding-top="0cm" fo:padding-bottom="0cm" fo:border="1.5pt solid #000000" style:writing-mode="lr-tb"/>
    </style:style>
    <style:style style:name="表1.3" style:family="table-row">
      <style:table-row-properties style:min-row-height="0.538cm" fo:keep-together="auto"/>
    </style:style>
    <style:style style:name="表1.B3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1.C3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1.D3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1.E3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1.F3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tb-rl"/>
    </style:style>
    <style:style style:name="表1.G3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1.H3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tb-rl"/>
    </style:style>
    <style:style style:name="表1.I3" style:family="table-cell">
      <style:table-cell-properties style:vertical-align="middle" fo:padding-left="0.175cm" fo:padding-right="0.175cm" fo:padding-top="0cm" fo:padding-bottom="0cm" fo:border-left="1.5pt solid #000000" fo:border-right="none" fo:border-top="0.5pt solid #000000" fo:border-bottom="1.5pt solid #000000" style:writing-mode="lr-tb"/>
    </style:style>
    <style:style style:name="表1.J3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tb-rl"/>
    </style:style>
    <style:style style:name="表1.K3" style:family="table-cell">
      <style:table-cell-properties style:vertical-align="middle" fo:padding-left="0.175cm" fo:padding-right="0.175cm" fo:padding-top="0cm" fo:padding-bottom="0cm" fo:border="1.5pt solid #000000" style:writing-mode="lr-tb"/>
    </style:style>
    <style:style style:name="表1.4" style:family="table-row">
      <style:table-row-properties style:min-row-height="15.15cm" fo:keep-together="auto"/>
    </style:style>
    <style:style style:name="表1.A4" style:family="table-cell">
      <style:table-cell-properties style:vertical-align="top" fo:padding-left="0.175cm" fo:padding-right="0.175cm" fo:padding-top="0cm" fo:padding-bottom="0cm" fo:border="1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6pt" style:font-size-asian="16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 style:snap-to-layout-grid="false"/>
    </style:style>
    <style:style style:name="P4" style:family="paragraph" style:parent-style-name="Standard">
      <style:paragraph-properties style:snap-to-layout-grid="false"/>
    </style:style>
    <style:style style:name="P5" style:family="paragraph" style:parent-style-name="Standard">
      <style:paragraph-properties fo:margin-left="0.199cm" fo:margin-right="0.199cm" fo:text-align="center" style:justify-single-word="false" fo:text-indent="0cm" style:auto-text-indent="false"/>
    </style:style>
    <style:style style:name="P6" style:family="paragraph" style:parent-style-name="Standard">
      <style:paragraph-properties fo:margin-left="0cm" fo:margin-right="1.482cm" fo:text-indent="0cm" style:auto-text-indent="false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表1" table:style-name="表1">
        <table:table-column table:style-name="表1.A"/>
        <table:table-column table:style-name="表1.B" table:number-columns-repeated="2"/>
        <table:table-column table:style-name="表1.D"/>
        <table:table-column table:style-name="表1.B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row table:style-name="表1.1">
          <table:table-cell table:style-name="表1.A1" table:number-rows-spanned="3" office:value-type="string">
            <text:p text:style-name="P1">画面遷移図</text:p>
          </table:table-cell>
          <table:table-cell table:style-name="表1.B1" office:value-type="string">
            <text:p text:style-name="P2">システム名</text:p>
          </table:table-cell>
          <table:table-cell table:style-name="表1.C1" office:value-type="string">
            <text:p text:style-name="P2">ユースケース名</text:p>
          </table:table-cell>
          <table:table-cell table:style-name="表1.D1" office:value-type="string">
            <text:p text:style-name="P2">クラス名</text:p>
          </table:table-cell>
          <table:table-cell table:style-name="表1.E1" office:value-type="string">
            <text:p text:style-name="P2">グループ名</text:p>
          </table:table-cell>
          <table:table-cell table:style-name="表1.F3" table:number-rows-spanned="3" office:value-type="string">
            <text:p text:style-name="P5">承認印</text:p>
          </table:table-cell>
          <table:table-cell table:style-name="表1.G3" table:number-rows-spanned="3" office:value-type="string">
            <text:p text:style-name="P3"/>
          </table:table-cell>
          <table:table-cell table:style-name="表1.H3" table:number-rows-spanned="3" office:value-type="string">
            <text:p text:style-name="P5">作成日</text:p>
          </table:table-cell>
          <table:table-cell table:style-name="表1.I1" office:value-type="string">
            <text:p text:style-name="P4"/>
          </table:table-cell>
          <table:table-cell table:style-name="表1.J3" table:number-rows-spanned="3" office:value-type="string">
            <text:p text:style-name="P5">担当</text:p>
          </table:table-cell>
          <table:table-cell table:style-name="表1.K3" table:number-rows-spanned="3" office:value-type="string">
            <text:p text:style-name="P3"/>
          </table:table-cell>
        </table:table-row>
        <table:table-row table:style-name="表1.2">
          <table:covered-table-cell/>
          <table:table-cell table:style-name="表1.B3" table:number-rows-spanned="2" office:value-type="string">
            <text:p text:style-name="P3">管理者専用システム</text:p>
          </table:table-cell>
          <table:table-cell table:style-name="表1.C3" table:number-rows-spanned="2" office:value-type="string">
            <text:p text:style-name="P3"/>
          </table:table-cell>
          <table:table-cell table:style-name="表1.D3" table:number-rows-spanned="2" office:value-type="string">
            <text:p text:style-name="P3"/>
          </table:table-cell>
          <table:table-cell table:style-name="表1.E3" table:number-rows-spanned="2" office:value-type="string">
            <text:p text:style-name="P3">ネコなべしま</text:p>
          </table:table-cell>
          <table:covered-table-cell/>
          <table:covered-table-cell/>
          <table:covered-table-cell/>
          <table:table-cell table:style-name="表1.I3" table:number-rows-spanned="2" office:value-type="string">
            <text:p text:style-name="Standard">ver5.26</text:p>
          </table:table-cell>
          <table:covered-table-cell/>
          <table:covered-table-cell/>
        </table:table-row>
        <table:table-row table:style-name="表1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4" table:number-columns-spanned="11" office:value-type="string">
            <text:p text:style-name="Standard">　<draw:frame draw:style-name="fr1" draw:name="イメージ1" text:anchor-type="char" svg:x="6.041cm" svg:y="0.953cm" svg:width="14.125cm" svg:height="13.342cm" draw:z-index="0"><draw:image xlink:href="Pictures/100002010000017B00000166082EC20C9E79591B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ＭＳ ゴシック" svg:font-family="'ＭＳ ゴシック'" style:font-pitch="variable"/>
    <style:font-face style:name="ＭＳ Ｐゴシック" svg:font-family="'ＭＳ Ｐゴシック'" style:font-family-generic="moder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Arial" svg:font-family="Arial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501cm" style:writing-mode="page"/>
      <style:text-properties style:use-window-font-color="true" loext:opacity="0%" style:font-name="Liberation Serif" fo:font-size="12pt" fo:language="en" fo:country="US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loext:opacity="0%" style:font-name="Arial1" fo:font-family="Arial" style:font-family-generic="swiss" style:font-pitch="variable" fo:font-size="10.5pt" fo:language="en" fo:country="US" style:letter-kerning="true" style:font-name-asian="ＭＳ Ｐゴシック" style:font-family-asian="'ＭＳ Ｐゴシック'" style:font-family-generic-asian="modern" style:font-pitch-asian="variable" style:font-size-asian="10.5pt" style:language-asian="ja" style:country-asian="JP" style:font-name-complex="Arial1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ＭＳ ゴシック" style:font-family-asian="'ＭＳ ゴシック'" style:font-pitch-asian="variable" style:font-size-asian="14pt" style:font-name-complex="Arial1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段落フォント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801cm" fo:margin-bottom="1cm" fo:margin-left="1.501cm" fo:margin-right="1.501cm" fo:background-color="#ffffff" style:writing-mode="lr-tb" style:layout-grid-color="#c0c0c0" style:layout-grid-lines="28" style:layout-grid-base-height="0.644cm" style:layout-grid-ruby-height="0cm" style:layout-grid-mode="line" style:layout-grid-ruby-below="false" style:layout-grid-print="false" style:layout-grid-display="false" style:layout-grid-base-width="0.37cm" style:layout-grid-snap-to="true" draw:fill="solid" draw:fill-color="#fffff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画面遷移図</dc:title>
    <meta:initial-creator>Admin</meta:initial-creator>
    <meta:creation-date>2008-06-24T17:14:00</meta:creation-date>
    <dc:date>2021-05-26T16:58:18.851000000</dc:date>
    <meta:print-date>2008-06-26T11:39:00</meta:print-date>
    <meta:editing-cycles>23</meta:editing-cycles>
    <meta:editing-duration>PT11H46M2S</meta:editing-duration>
    <meta:document-statistic meta:table-count="1" meta:image-count="1" meta:object-count="0" meta:page-count="1" meta:paragraph-count="12" meta:word-count="50" meta:character-count="57" meta:non-whitespace-character-count="56"/>
    <meta:generator>LibreOffice/7.1.0.3$Windows_X86_64 LibreOffice_project/f6099ecf3d29644b5008cc8f48f42f4a40986e4c</meta:generator>
  </office:meta>
</office:document-meta>
</file>